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4380" officeooo:paragraph-rsid="000e4380" style:font-weight-asian="bold" style:font-weight-complex="bold"/>
    </style:style>
    <style:style style:name="P2" style:family="paragraph" style:parent-style-name="Standard">
      <style:text-properties fo:font-weight="normal" officeooo:rsid="000e4380" officeooo:paragraph-rsid="000e4380" style:font-weight-asian="normal" style:font-weight-complex="normal"/>
    </style:style>
    <style:style style:name="P3" style:family="paragraph" style:parent-style-name="Standard">
      <style:text-properties fo:font-weight="normal" officeooo:rsid="000ee1e8" officeooo:paragraph-rsid="000ee1e8" style:font-weight-asian="normal" style:font-weight-complex="normal"/>
    </style:style>
    <style:style style:name="P4" style:family="paragraph" style:parent-style-name="Standard">
      <style:text-properties fo:font-weight="normal" officeooo:rsid="0010b10f" officeooo:paragraph-rsid="0010b10f" style:font-weight-asian="normal" style:font-weight-complex="normal"/>
    </style:style>
    <style:style style:name="T1" style:family="text">
      <style:text-properties officeooo:rsid="000fc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ing/Uninstall/Upgrade apps using ‘apt’</text:p>
      <text:p text:style-name="P1"/>
      <text:p text:style-name="P2"/>
      <text:p text:style-name="P2">Install - </text:p>
      <text:p text:style-name="P2">$ sudo apt install app_name</text:p>
      <text:p text:style-name="P2"/>
      <text:p text:style-name="P2">Uninstall - </text:p>
      <text:p text:style-name="P2">$ sudo apt remove app_name</text:p>
      <text:p text:style-name="P2"/>
      <text:p text:style-name="P2">Upgrade installed apps - </text:p>
      <text:p text:style-name="P2">1. Update app repository/<text:span text:style-name="T1">packages</text:span></text:p>
      <text:p text:style-name="P2">$ sudo apt update</text:p>
      <text:p text:style-name="P2">2. Update installed apps</text:p>
      <text:p text:style-name="P2">$ sudo apt upgrade</text:p>
      <text:p text:style-name="P2">3. Update single app</text:p>
      <text:p text:style-name="P2">$ sudo apt update app_name</text:p>
      <text:p text:style-name="P2"/>
      <text:p text:style-name="P3">App that needs upgrade, is not available in Ubuntu repository but available as a .deb download. Install manually using dpkg (the system that apt helps manage):</text:p>
      <text:p text:style-name="P3">$ sudo dpkg -i app_name.deb</text:p>
      <text:p text:style-name="P2"/>
      <text:p text:style-name="P4">sudo – allows regular users to run programs with the security privilege of the superuser or root</text:p>
      <text:p text:style-name="P4">apt-get – install and update packages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6T08:38:25.404000000</dc:date>
    <meta:editing-duration>PT10M3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6" meta:word-count="99" meta:character-count="602" meta:non-whitespace-character-count="514"/>
  </office:meta>
</office:document-meta>
</file>